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3ee" officeooo:paragraph-rsid="0004a3ee"/>
    </style:style>
    <style:style style:name="P2" style:family="paragraph" style:parent-style-name="Standard">
      <style:text-properties officeooo:rsid="0004a3ee" officeooo:paragraph-rsid="002417fd"/>
    </style:style>
    <style:style style:name="T1" style:family="text">
      <style:text-properties officeooo:rsid="002417fd"/>
    </style:style>
    <style:style style:name="T2" style:family="text">
      <style:text-properties officeooo:rsid="00271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Для корректной работы API необходимо заполнять строки таким образом, чтобы совокупность колонок “Тип-название-размер” являлась уникальной для каждой позиции. Иначе остальные значения строки будут не просуммированы, а переписаны последним вхождением этого параметра. Помимо этого, пустые строки между заполненными не допускаются.</text:p>
      <text:p text:style-name="P1"><text:tab/>В целях улучшения производительности приложения количество считываемых из таблицы строк ограничено числом 3000. В случае необходимости расширения ограничения просьба обратиться в Digital Technologies.</text:p>
      <text:p text:style-name="P1"/>
      <text:p text:style-name="P1"><text:tab/>Допустимые операции: </text:p>
      <text:p text:style-name="P1">- Добавление строк</text:p>
      <text:p text:style-name="P1">- Удаление строк</text:p>
      <text:p text:style-name="P1">- Изменение значений следующих колонок: “Артикль”, “Закупочная цена”, “Отпускная цена”, “Количество”, “Последнее изменение”, “Фото”</text:p>
      <text:p text:style-name="P1"/>
      <text:p text:style-name="P1"><text:tab/>В случае замены значений в других колонках позиция считается удалённой, и добавляется новая позиция.</text:p>
      <text:p text:style-name="P1"/>
      <text:p text:style-name="P1"><text:tab/>Названия колонок (изменять нельзя, менять порядок и добавлять сторонние можно, регистр не важен), которые обрабатываются программой, и их содержимое:</text:p>
      <text:p text:style-name="P1">- Тип (текст) <text:s/>***обязательная***</text:p>
      <text:p text:style-name="P1">- Название (текст) ***обязательная***</text:p>
      <text:p text:style-name="P1">- Артикль (текст)</text:p>
      <text:p text:style-name="P1">- Размер (значение по европейской сетке ИЛИ значение по нумерической сетке ИЛИ одно из следующих значений: One Size, 1, none – для безразмерных вещей) ***обязательная***</text:p>
      <text:p text:style-name="P1">- Количество (целое число)</text:p>
      <text:p text:style-name="P1">- Закупочная цена (число)</text:p>
      <text:p text:style-name="P1">- Отпускная цена (число)</text:p>
      <text:p text:style-name="P1"><text:tab/>Если хотя бы одна обязательная колонка не заполнена или не существует, строка не вносится в учёт.</text:p>
      <text:p text:style-name="P1"><text:tab/>В случае неправильного заполнения ячеек программа может работать некорректно.</text:p>
      <text:p text:style-name="P1"/>
      <text:p text:style-name="P1"><text:tab/>Правила хранения фотографий в сервисе: </text:p>
      <text:p text:style-name="P1">- <text:span text:style-name="T1">Главная фотография</text:span>: &lt;bucket_name&gt; / <text:s/>&lt;Тип одежды&gt; / <text:s/>&lt;Название позиции&gt; / &lt;<text:span text:style-name="T1">Название файла</text:span>&gt;</text:p>
      <text:p text:style-name="P2">- <text:span text:style-name="T1">Другие фотографии</text:span>: &lt;bucket_name&gt; / <text:s/>&lt;Тип одежды&gt; / <text:s/>&lt;Название позиции&gt; / &lt;<text:span text:style-name="T1">Папка с любым названием&gt;</text:span> / &lt;<text:span text:style-name="T1">Название файла</text:span>&gt;</text:p>
      <text:p text:style-name="P1"/>
      <text:p text:style-name="P1"><text:tab/>Если иерархия хранения файлов не соблюдается, названия папок и файлов не соответствуют указаным в таблице Google Sheets, то они игнорируются программой и не загружаются в базу данных. <text:span text:style-name="T2">Проверки на соответствие форматам фотографий приложение не осуществля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5:16:00.325129009</meta:creation-date>
    <dc:date>2023-08-28T15:59:31.633456581</dc:date>
    <meta:editing-duration>P3DT3H35M23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60" meta:character-count="1983" meta:non-whitespace-character-count="1727"/>
  </office:meta>
</office:document-meta>
</file>